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6d6d6" draw:textarea-horizontal-align="justify" draw:textarea-vertical-align="middle" draw:auto-grow-height="false" fo:min-height="0.312cm" fo:min-width="0.062cm"/>
    </style:style>
    <style:style style:name="gr2" style:family="graphic" style:parent-style-name="standard">
      <style:graphic-properties draw:fill-color="#f17c0b" draw:textarea-horizontal-align="justify" draw:textarea-vertical-align="middle" draw:auto-grow-height="false" fo:min-height="0.312cm" fo:min-width="0.062cm"/>
    </style:style>
    <style:style style:name="gr3" style:family="graphic" style:parent-style-name="standard">
      <style:graphic-properties draw:stroke="none" svg:stroke-color="#000000" draw:fill="none" draw:fill-color="#ffffff" fo:min-height="0.448cm"/>
    </style:style>
    <style:style style:name="gr4" style:family="graphic" style:parent-style-name="standard">
      <style:graphic-properties draw:stroke="none" svg:stroke-color="#000000" draw:fill="none" draw:fill-color="#ffffff" fo:min-height="0.438cm"/>
    </style:style>
    <style:style style:name="gr5" style:family="graphic" style:parent-style-name="standard">
      <style:graphic-properties draw:stroke="none" svg:stroke-color="#000000" draw:fill="none" draw:fill-color="#ffffff" fo:min-height="0.955cm"/>
    </style:style>
    <style:style style:name="gr6" style:family="graphic" style:parent-style-name="objectwithoutfill">
      <style:graphic-properties draw:stroke="solid" draw:stroke-dash="Fine_20_Dashed" svg:stroke-width="0.05cm" svg:stroke-color="#d6d6d6" draw:marker-start-width="0.155cm" draw:marker-end="Small_20_Arrow" draw:marker-end-width="0.1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solid" draw:stroke-dash="Fine_20_Dashed" svg:stroke-width="0.05cm" svg:stroke-color="#f17c0b" draw:marker-start-width="0.155cm" draw:marker-end="Small_20_Arrow" draw:marker-end-width="0.1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6d6d6"/>
      <style:paragraph-properties fo:text-align="center"/>
      <style:text-properties fo:color="#000000" fo:font-size="9pt" style:font-size-asian="18pt" style:font-size-complex="18pt"/>
    </style:style>
    <style:style style:name="P3" style:family="paragraph">
      <loext:graphic-properties draw:fill-color="#f17c0b"/>
      <style:paragraph-properties fo:text-align="center"/>
      <style:text-properties fo:color="#000000" fo:font-size="9pt" style:font-size-asian="18pt" style:font-size-complex="18pt"/>
    </style:style>
    <style:style style:name="P4" style:family="paragraph">
      <loext:graphic-properties draw:fill="none" draw:fill-color="#ffffff"/>
      <style:text-properties fo:color="#f17c0b" fo:font-size="9pt" fo:font-weight="bold" style:font-size-asian="18pt" style:font-size-complex="18pt"/>
    </style:style>
    <style:style style:name="P5" style:family="paragraph">
      <loext:graphic-properties draw:fill="solid" draw:fill-color="#d6d6d6"/>
      <style:paragraph-properties fo:text-align="center"/>
      <style:text-properties fo:color="#000000" fo:font-size="14pt" style:font-size-asian="18pt" style:font-size-complex="18pt"/>
    </style:style>
    <style:style style:name="P6" style:family="paragraph">
      <style:text-properties fo:font-size="8pt" style:font-size-asian="18pt" style:font-size-complex="18pt"/>
    </style:style>
    <style:style style:name="P7" style:family="paragraph">
      <loext:graphic-properties draw:fill="none" draw:fill-color="#ffffff"/>
      <style:text-properties fo:font-size="8pt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color="#d6d6d6" fo:font-size="9pt" style:font-size-asian="18pt" style:font-size-complex="18pt"/>
    </style:style>
    <style:style style:name="P10" style:family="paragraph">
      <loext:graphic-properties draw:fill="none" draw:fill-color="#ffffff"/>
      <style:text-properties fo:color="#d6d6d6" fo:font-size="9pt" fo:font-weight="bold" style:font-size-asian="18pt" style:font-size-complex="18pt"/>
    </style:style>
    <style:style style:name="T1" style:family="text">
      <style:text-properties fo:color="#000000" fo:font-size="14pt" style:font-size-asian="18pt" style:font-size-complex="18pt"/>
    </style:style>
    <style:style style:name="T2" style:family="text">
      <style:text-properties fo:color="#000000" style:text-position="-33% 58%" fo:font-size="14pt" style:font-size-asian="18pt" style:font-size-complex="18pt"/>
    </style:style>
    <style:style style:name="T3" style:family="text">
      <style:text-properties fo:color="#000000" style:text-position="-33% 58%" fo:font-size="14pt" fo:font-weight="bold" style:font-size-asian="18pt" style:font-weight-asian="bold" style:font-size-complex="18pt" style:font-weight-complex="bold"/>
    </style:style>
    <style:style style:name="T4" style:family="text">
      <style:text-properties fo:color="#f17c0b" fo:font-size="9pt" fo:font-weight="bold" style:font-size-asian="18pt" style:font-size-complex="18pt"/>
    </style:style>
    <style:style style:name="T5" style:family="text">
      <style:text-properties fo:color="#f17c0b" style:text-position="-33% 58%" fo:font-size="9pt" fo:font-weight="bold" style:font-size-asian="18pt" style:font-size-complex="18pt"/>
    </style:style>
    <style:style style:name="T6" style:family="text">
      <style:text-properties fo:color="#f17c0b" style:text-position="0% 100%" fo:font-size="9pt" fo:font-weight="bold" style:font-size-asian="18pt" style:font-size-complex="18pt"/>
    </style:style>
    <style:style style:name="T7" style:family="text">
      <style:text-properties fo:font-size="8pt" style:font-size-asian="18pt" style:font-size-complex="18pt"/>
    </style:style>
    <style:style style:name="T8" style:family="text">
      <style:text-properties fo:color="#d6d6d6" style:text-position="0% 100%" fo:font-size="9pt" fo:font-weight="bold" style:font-size-asian="18pt" style:font-size-complex="18pt"/>
    </style:style>
    <style:style style:name="T9" style:family="text">
      <style:text-properties fo:color="#d6d6d6" style:text-position="-33% 58%" fo:font-size="9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794cm" svg:height="0.794cm" svg:x="2.65cm" svg:y="6.79cm">
          <text:p text:style-name="P1"><text:span text:style-name="T1">h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94cm" svg:height="0.794cm" svg:x="2.65cm" svg:y="9.577cm">
          <text:p text:style-name="P1"><text:span text:style-name="T1">h</text:span><text:span text:style-name="T2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94cm" svg:height="0.794cm" svg:x="2.65cm" svg:y="12.07cm">
          <text:p text:style-name="P1"><text:span text:style-name="T1">h</text:span><text:span text:style-name="T3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334cm" svg:height="0.698cm" svg:x="4.63cm" svg:y="9.34cm">
          <draw:text-box>
            <text:p><text:span text:style-name="T4">w</text:span><text:span text:style-name="T5">kj</text:span></text:p>
          </draw:text-box>
        </draw:frame>
        <draw:frame draw:style-name="gr4" draw:text-style-name="P4" draw:layer="layout" svg:width="1.17cm" svg:height="0.688cm" svg:x="4.57cm" svg:y="7.512cm">
          <draw:text-box>
            <text:p><text:span text:style-name="T6">w</text:span><text:span text:style-name="T5">k1</text:span></text:p>
          </draw:text-box>
        </draw:frame>
        <draw:custom-shape draw:style-name="gr2" draw:text-style-name="P3" draw:layer="layout" svg:width="0.794cm" svg:height="0.794cm" svg:x="7.518cm" svg:y="9.577cm">
          <text:p text:style-name="P1"><text:span text:style-name="T1">o</text:span><text:span text:style-name="T2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0.794cm" svg:height="0.794cm" svg:x="7.518cm" svg:y="11.65cm">
          <text:p text:style-name="P1"><text:span text:style-name="T1">o</text:span><text:span text:style-name="T2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0.794cm" svg:height="0.794cm" svg:x="7.518cm" svg:y="7.45cm">
          <text:p text:style-name="P1"><text:span text:style-name="T1">o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0.54cm" svg:height="1.205cm" svg:x="2.777cm" svg:y="7.93cm">
          <draw:text-box>
            <text:p text:style-name="P6"><text:span text:style-name="T7">.</text:span></text:p>
            <text:p text:style-name="P6"><text:span text:style-name="T7">.</text:span></text:p>
            <text:p text:style-name="P6"><text:span text:style-name="T7">.</text:span></text:p>
          </draw:text-box>
        </draw:frame>
        <draw:frame draw:style-name="gr5" draw:text-style-name="P7" draw:layer="layout" svg:width="0.54cm" svg:height="1.205cm" svg:x="2.777cm" svg:y="10.565cm">
          <draw:text-box>
            <text:p text:style-name="P6"><text:span text:style-name="T7">.</text:span></text:p>
            <text:p text:style-name="P6"><text:span text:style-name="T7">.</text:span></text:p>
            <text:p text:style-name="P6"><text:span text:style-name="T7">.</text:span></text:p>
          </draw:text-box>
        </draw:frame>
        <draw:frame draw:style-name="gr5" draw:text-style-name="P7" draw:layer="layout" svg:width="0.54cm" svg:height="1.205cm" svg:x="7.645cm" svg:y="10.445cm">
          <draw:text-box>
            <text:p text:style-name="P6"><text:span text:style-name="T7">.</text:span></text:p>
            <text:p text:style-name="P6"><text:span text:style-name="T7">.</text:span></text:p>
            <text:p text:style-name="P6"><text:span text:style-name="T7">.</text:span></text:p>
          </draw:text-box>
        </draw:frame>
        <draw:frame draw:style-name="gr5" draw:text-style-name="P7" draw:layer="layout" svg:width="0.54cm" svg:height="1.205cm" svg:x="7.645cm" svg:y="8.14cm">
          <draw:text-box>
            <text:p text:style-name="P6"><text:span text:style-name="T7">.</text:span></text:p>
            <text:p text:style-name="P6"><text:span text:style-name="T7">.</text:span></text:p>
            <text:p text:style-name="P6"><text:span text:style-name="T7">.</text:span></text:p>
          </draw:text-box>
        </draw:frame>
        <draw:frame draw:style-name="gr4" draw:text-style-name="P4" draw:layer="layout" svg:width="1.17cm" svg:height="0.688cm" svg:x="4.45cm" svg:y="10.78cm">
          <draw:text-box>
            <text:p><text:span text:style-name="T6">w</text:span><text:span text:style-name="T5">km</text:span></text:p>
          </draw:text-box>
        </draw:frame>
        <draw:line draw:style-name="gr6" draw:text-style-name="P8" draw:layer="layout" svg:x1="3.43cm" svg:y1="12.4cm" svg:x2="7.45cm" svg:y2="7.9cm">
          <text:p/>
        </draw:line>
        <draw:frame draw:style-name="gr4" draw:text-style-name="P10" draw:layer="layout" svg:width="1.17cm" svg:height="0.688cm" svg:x="4.99cm" svg:y="12.1cm">
          <draw:text-box>
            <text:p text:style-name="P9"><text:span text:style-name="T8">w</text:span><text:span text:style-name="T9">nm</text:span></text:p>
          </draw:text-box>
        </draw:frame>
        <draw:line draw:style-name="gr6" draw:text-style-name="P8" draw:layer="layout" svg:x1="3.406cm" svg:y1="7.191cm" svg:x2="7.48cm" svg:y2="12.01cm">
          <text:p/>
        </draw:line>
        <draw:line draw:style-name="gr6" draw:text-style-name="P8" draw:layer="layout" svg:x1="3.406cm" svg:y1="7.191cm" svg:x2="7.468cm" svg:y2="7.803cm">
          <text:p/>
        </draw:line>
        <draw:line draw:style-name="gr6" draw:text-style-name="P8" draw:layer="layout" svg:x1="3.46cm" svg:y1="9.97cm" svg:x2="7.54cm" svg:y2="12.07cm">
          <text:p/>
        </draw:line>
        <draw:line draw:style-name="gr6" draw:text-style-name="P8" draw:layer="layout" svg:x1="3.43cm" svg:y1="9.97cm" svg:x2="7.468cm" svg:y2="7.803cm">
          <text:p/>
        </draw:line>
        <draw:line draw:style-name="gr6" draw:text-style-name="P8" draw:layer="layout" svg:x1="3.58cm" svg:y1="12.437cm" svg:x2="7.48cm" svg:y2="12.07cm">
          <text:p/>
        </draw:line>
        <draw:frame draw:style-name="gr4" draw:text-style-name="P10" draw:layer="layout" svg:width="1.17cm" svg:height="0.688cm" svg:x="3.37cm" svg:y="11.11cm">
          <draw:text-box>
            <text:p text:style-name="P9"><text:span text:style-name="T8">w</text:span><text:span text:style-name="T9">1</text:span><text:span text:style-name="T9">m</text:span></text:p>
          </draw:text-box>
        </draw:frame>
        <draw:frame draw:style-name="gr4" draw:text-style-name="P10" draw:layer="layout" svg:width="1.17cm" svg:height="0.688cm" svg:x="3.61cm" svg:y="8.92cm">
          <draw:text-box>
            <text:p text:style-name="P9"><text:span text:style-name="T8">w</text:span><text:span text:style-name="T9">1j</text:span></text:p>
          </draw:text-box>
        </draw:frame>
        <draw:frame draw:style-name="gr4" draw:text-style-name="P10" draw:layer="layout" svg:width="1.17cm" svg:height="0.688cm" svg:x="3.61cm" svg:y="7.962cm">
          <draw:text-box>
            <text:p text:style-name="P9"><text:span text:style-name="T8">w</text:span><text:span text:style-name="T9">n1</text:span></text:p>
          </draw:text-box>
        </draw:frame>
        <draw:line draw:style-name="gr7" draw:text-style-name="P8" draw:layer="layout" svg:x1="3.43cm" svg:y1="12.4cm" svg:x2="7.57cm" svg:y2="10.12cm">
          <text:p/>
        </draw:line>
        <draw:line draw:style-name="gr7" draw:text-style-name="P8" draw:layer="layout" svg:x1="3.46cm" svg:y1="9.974cm" svg:x2="7.63cm" svg:y2="9.974cm">
          <text:p/>
        </draw:line>
        <draw:line draw:style-name="gr7" draw:text-style-name="P8" draw:layer="layout" svg:x1="3.43cm" svg:y1="7.21cm" svg:x2="7.57cm" svg:y2="9.8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7T07:00:51.690509850</meta:creation-date>
    <dc:date>2020-03-15T09:31:03.167842805</dc:date>
    <meta:editing-duration>PT22H20M6S</meta:editing-duration>
    <meta:editing-cycles>13</meta:editing-cycles>
    <meta:generator>LibreOffice/6.0.2.1$Linux_X86_64 LibreOffice_project/00m0$Build-1</meta:generator>
    <meta:document-statistic meta:object-count="26"/>
  </office:meta>
</office:document-meta>
</file>